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718cm"/>
    </style:style>
    <style:style style:name="Tableau1.B" style:family="table-column">
      <style:table-column-properties style:column-width="1.831cm"/>
    </style:style>
    <style:style style:name="Tableau1.C" style:family="table-column">
      <style:table-column-properties style:column-width="3.094cm"/>
    </style:style>
    <style:style style:name="Tableau1.D" style:family="table-column">
      <style:table-column-properties style:column-width="10.35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39cm" fo:margin-left="-0.016cm" table:align="left"/>
    </style:style>
    <style:style style:name="Tableau2.A" style:family="table-column">
      <style:table-column-properties style:column-width="1.111cm"/>
    </style:style>
    <style:style style:name="Tableau2.B" style:family="table-column">
      <style:table-column-properties style:column-width="3.096cm"/>
    </style:style>
    <style:style style:name="Tableau2.C" style:family="table-column">
      <style:table-column-properties style:column-width="2.725cm"/>
    </style:style>
    <style:style style:name="Tableau2.D" style:family="table-column">
      <style:table-column-properties style:column-width="5.927cm"/>
    </style:style>
    <style:style style:name="Tableau2.E" style:family="table-column">
      <style:table-column-properties style:column-width="4.18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 DE RÉFÉRENCE : PROTOCOLE VPIV</text:h>
      <text:p text:style-name="Text_20_body"><text:span text:style-name="T1">Version :</text:span> 2.1</text:p>
      <text:p text:style-name="Text_20_body"><text:span text:style-name="T1">Objet :</text:span> Standard de communication série entre Arduino, Node-RED et Système Embarqué (SE).</text:p>
      <text:p text:style-name="Text_20_body"><text:span text:style-name="T1">Philosophie :</text:span> Découplage strict entre le <text:span text:style-name="T1">Contenu Métier</text:span> (Variable/Propriété) et la <text:span text:style-name="T1">Logique de Traitement</text:span> (Catégorie).</text:p>
      <text:p text:style-name="Horizontal_20_Line"/>
      <text:h text:style-name="Heading_20_2" text:outline-level="2">STRUCTURE CANONIQUE ET COMPOSANTS</text:h>
      <text:p text:style-name="Text_20_body">Le protocole VPIV utilise une trame compacte délimitée pour garantir l'intégrité du message et la rapidité du parsing.</text:p>
      <text:h text:style-name="Heading_20_3" text:outline-level="3">1.1 Format de la trame</text:h>
      <text:p text:style-name="P1">&lt;cat&gt;:&lt;var&gt;:&lt;prop&gt;:&lt;inst&gt;:&lt;val&gt;#</text:p>
      <text:h text:style-name="Heading_20_3" text:outline-level="3">1.2 Tableau des composants du protoco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Élément</text:p>
            </table:table-cell>
            <table:table-cell table:style-name="Tableau1.A1" office:value-type="string">
              <text:p text:style-name="Table_20_Heading">Nom</text:p>
            </table:table-cell>
            <table:table-cell table:style-name="Tableau1.A1" office:value-type="string">
              <text:p text:style-name="Table_20_Heading">Exemple</text:p>
            </table:table-cell>
            <table:table-cell table:style-name="Tableau1.A1" office:value-type="string">
              <text:p text:style-name="Table_20_Heading">Rôle &amp; Description</text:p>
            </table:table-cell>
          </table:table-row>
        </table:table-header-rows>
        <table:table-row>
          <table:table-cell table:style-name="Tableau1.A1" office:value-type="string">
            <text:p text:style-name="P2">$</text:p>
          </table:table-cell>
          <table:table-cell table:style-name="Tableau1.A1" office:value-type="string">
            <text:p text:style-name="Table_20_Contents">Début</text:p>
          </table:table-cell>
          <table:table-cell table:style-name="Tableau1.A1" office:value-type="string">
            <text:p text:style-name="Table_20_Contents"><text:span text:style-name="Source_20_Text">$</text:span></text:p>
          </table:table-cell>
          <table:table-cell table:style-name="Tableau1.A1" office:value-type="string">
            <text:p text:style-name="Table_20_Contents">Marqueur d'ouverture obligatoire.</text:p>
          </table:table-cell>
        </table:table-row>
        <table:table-row>
          <table:table-cell table:style-name="Tableau1.A1" office:value-type="string">
            <text:p text:style-name="P2">CAT</text:p>
          </table:table-cell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<text:span text:style-name="Source_20_Text">V</text:span>, <text:span text:style-name="Source_20_Text">I</text:span>, <text:span text:style-name="Source_20_Text">F</text:span>, <text:span text:style-name="Source_20_Text">E</text:span>, <text:span text:style-name="Source_20_Text">A</text:span></text:p>
          </table:table-cell>
          <table:table-cell table:style-name="Tableau1.A1" office:value-type="string">
            <text:p text:style-name="Table_20_Contents">Définit <text:span text:style-name="T1">comment</text:span> le message doit être traité (priorité, flux).</text:p>
          </table:table-cell>
        </table:table-row>
        <table:table-row>
          <table:table-cell table:style-name="Tableau1.A1" office:value-type="string">
            <text:p text:style-name="P2">VAR</text:p>
          </table:table-cell>
          <table:table-cell table:style-name="Tableau1.A1" office:value-type="string">
            <text:p text:style-name="Table_20_Contents">Variable</text:p>
          </table:table-cell>
          <table:table-cell table:style-name="Tableau1.A1" office:value-type="string">
            <text:p text:style-name="Table_20_Contents"><text:span text:style-name="Source_20_Text">Mtr</text:span>, <text:span text:style-name="Source_20_Text">Odom</text:span>, <text:span text:style-name="Source_20_Text">Sys</text:span></text:p>
          </table:table-cell>
          <table:table-cell table:style-name="Tableau1.A1" office:value-type="string">
            <text:p text:style-name="Table_20_Contents">Clé de routage unique identifiant le <text:span text:style-name="T1">Module</text:span> concerné.</text:p>
          </table:table-cell>
        </table:table-row>
        <table:table-row>
          <table:table-cell table:style-name="Tableau1.A1" office:value-type="string">
            <text:p text:style-name="P2">PROP</text:p>
          </table:table-cell>
          <table:table-cell table:style-name="Tableau1.A1" office:value-type="string">
            <text:p text:style-name="Table_20_Contents">Propriété</text:p>
          </table:table-cell>
          <table:table-cell table:style-name="Tableau1.A1" office:value-type="string">
            <text:p text:style-name="Table_20_Contents"><text:span text:style-name="Source_20_Text">cmd</text:span>, <text:span text:style-name="Source_20_Text">pos</text:span>, <text:span text:style-name="Source_20_Text">mode</text:span></text:p>
          </table:table-cell>
          <table:table-cell table:style-name="Tableau1.A1" office:value-type="string">
            <text:p text:style-name="Table_20_Contents">Attribut spécifique ou action au sein du module.</text:p>
          </table:table-cell>
        </table:table-row>
        <table:table-row>
          <table:table-cell table:style-name="Tableau1.A1" office:value-type="string">
            <text:p text:style-name="P2">INST</text:p>
          </table:table-cell>
          <table:table-cell table:style-name="Tableau1.A1" office:value-type="string">
            <text:p text:style-name="Table_20_Contents">Instance</text:p>
          </table:table-cell>
          <table:table-cell table:style-name="Tableau1.A1" office:value-type="string">
            <text:p text:style-name="Table_20_Contents"><text:span text:style-name="Source_20_Text">*</text:span>, <text:span text:style-name="Source_20_Text">0</text:span>, <text:span text:style-name="Source_20_Text">L</text:span>, <text:span text:style-name="Source_20_Text">[1,3]</text:span></text:p>
          </table:table-cell>
          <table:table-cell table:style-name="Tableau1.A1" office:value-type="string">
            <text:p text:style-name="Table_20_Contents">Cible un sous-élément (ex: moteur gauche, tous les capteurs).</text:p>
          </table:table-cell>
        </table:table-row>
        <table:table-row>
          <table:table-cell table:style-name="Tableau1.A1" office:value-type="string">
            <text:p text:style-name="P2">VALUE</text:p>
          </table:table-cell>
          <table:table-cell table:style-name="Tableau1.A1" office:value-type="string">
            <text:p text:style-name="Table_20_Contents">Valeur</text:p>
          </table:table-cell>
          <table:table-cell table:style-name="Tableau1.A1" office:value-type="string">
            <text:p text:style-name="Table_20_Contents"><text:span text:style-name="Source_20_Text">50</text:span>, <text:span text:style-name="Source_20_Text">{"x":10}</text:span></text:p>
          </table:table-cell>
          <table:table-cell table:style-name="Tableau1.A1" office:value-type="string">
            <text:p text:style-name="Table_20_Contents">La donnée brute (numérique, texte ou JSON compact).</text:p>
          </table:table-cell>
        </table:table-row>
        <table:table-row>
          <table:table-cell table:style-name="Tableau1.A1" office:value-type="string">
            <text:p text:style-name="P2">#</text:p>
          </table:table-cell>
          <table:table-cell table:style-name="Tableau1.A1" office:value-type="string">
            <text:p text:style-name="Table_20_Contents">Fin</text:p>
          </table:table-cell>
          <table:table-cell table:style-name="Tableau1.A1" office:value-type="string">
            <text:p text:style-name="Table_20_Contents"><text:span text:style-name="Source_20_Text">#</text:span></text:p>
          </table:table-cell>
          <table:table-cell table:style-name="Tableau1.A1" office:value-type="string">
            <text:p text:style-name="Table_20_Contents">Marqueur de fermeture pour protéger l'intégrité du message.</text:p>
          </table:table-cell>
        </table:table-row>
      </table:table>
      <text:p text:style-name="P3">Exporter vers Sheets</text:p>
      <text:h text:style-name="Heading_20_2" text:outline-level="2">LOGIQUE DES CATÉGORIES (CAT)</text:h>
      <text:p text:style-name="Text_20_body">La <text:span text:style-name="Source_20_Text">CAT</text:span> ne définit pas ce que contient le message, mais la manière dont le système (Arduino ou Node-RED) doit réagir à sa réception.</text:p>
      <text:h text:style-name="Heading_20_3" text:outline-level="3">2.1 Tableau des caractéristiques et impacts de CA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Table_20_Heading">CAT</text:p>
            </table:table-cell>
            <table:table-cell table:style-name="Tableau2.A1" office:value-type="string">
              <text:p text:style-name="Table_20_Heading">Signification</text:p>
            </table:table-cell>
            <table:table-cell table:style-name="Tableau2.A1" office:value-type="string">
              <text:p text:style-name="Table_20_Heading">Priorité</text:p>
            </table:table-cell>
            <table:table-cell table:style-name="Tableau2.A1" office:value-type="string">
              <text:p text:style-name="Table_20_Heading">Comportement Système</text:p>
            </table:table-cell>
            <table:table-cell table:style-name="Tableau2.E1" office:value-type="string">
              <text:p text:style-name="Table_20_Heading">Usage Type</text:p>
            </table:table-cell>
          </table:table-row>
        </table:table-header-rows>
        <table:table-row>
          <table:table-cell table:style-name="Tableau2.A2" office:value-type="string">
            <text:p text:style-name="P2">V</text:p>
          </table:table-cell>
          <table:table-cell table:style-name="Tableau2.A2" office:value-type="string">
            <text:p text:style-name="P2">Variable de commande</text:p>
          </table:table-cell>
          <table:table-cell table:style-name="Tableau2.A2" office:value-type="string">
            <text:p text:style-name="Table_20_Contents">🟠 Haute</text:p>
          </table:table-cell>
          <table:table-cell table:style-name="Tableau2.A2" office:value-type="string">
            <text:p text:style-name="Table_20_Contents"><text:span text:style-name="T1">Synchrone :</text:span> Fixe une intention. Attend souvent un ACK.</text:p>
          </table:table-cell>
          <table:table-cell table:style-name="Tableau2.E2" office:value-type="string">
            <text:p text:style-name="Table_20_Contents">Pilotage, consigne moteur, config.</text:p>
          </table:table-cell>
        </table:table-row>
        <table:table-row>
          <table:table-cell table:style-name="Tableau2.A2" office:value-type="string">
            <text:p text:style-name="P2">I</text:p>
          </table:table-cell>
          <table:table-cell table:style-name="Tableau2.A2" office:value-type="string">
            <text:p text:style-name="P2">Information / État</text:p>
          </table:table-cell>
          <table:table-cell table:style-name="Tableau2.A2" office:value-type="string">
            <text:p text:style-name="Table_20_Contents">🟢 Moyenne</text:p>
          </table:table-cell>
          <table:table-cell table:style-name="Tableau2.A2" office:value-type="string">
            <text:p text:style-name="Table_20_Contents"><text:span text:style-name="T1">Fiable :</text:span> Retour terrain suite à une commande ou changement d'état.</text:p>
          </table:table-cell>
          <table:table-cell table:style-name="Tableau2.E2" office:value-type="string">
            <text:p text:style-name="Table_20_Contents">Acquittement (ACK), statut "Prêt".</text:p>
          </table:table-cell>
        </table:table-row>
        <table:table-row>
          <table:table-cell table:style-name="Tableau2.A2" office:value-type="string">
            <text:p text:style-name="P2">F</text:p>
          </table:table-cell>
          <table:table-cell table:style-name="Tableau2.A2" office:value-type="string">
            <text:p text:style-name="P2">Flux (Streaming)</text:p>
          </table:table-cell>
          <table:table-cell table:style-name="Tableau2.A2" office:value-type="string">
            <text:p text:style-name="Table_20_Contents">⚡ Temps Réel</text:p>
          </table:table-cell>
          <table:table-cell table:style-name="Tableau2.A2" office:value-type="string">
            <text:p text:style-name="Table_20_Contents"><text:span text:style-name="T1">Fast Lane :</text:span> Pas d'ordre garanti, pas d'ACK, pipeline optimisée.</text:p>
          </table:table-cell>
          <table:table-cell table:style-name="Tableau2.E2" office:value-type="string">
            <text:p text:style-name="Table_20_Contents">Odométrie, scans haute fréquence.</text:p>
          </table:table-cell>
        </table:table-row>
        <text:soft-page-break/>
        <table:table-row>
          <table:table-cell table:style-name="Tableau2.A2" office:value-type="string">
            <text:p text:style-name="P2">E</text:p>
          </table:table-cell>
          <table:table-cell table:style-name="Tableau2.A2" office:value-type="string">
            <text:p text:style-name="P2">Erreur / Événement</text:p>
          </table:table-cell>
          <table:table-cell table:style-name="Tableau2.A2" office:value-type="string">
            <text:p text:style-name="Table_20_Contents">🔴 Immédiate</text:p>
          </table:table-cell>
          <table:table-cell table:style-name="Tableau2.A2" office:value-type="string">
            <text:p text:style-name="Table_20_Contents"><text:span text:style-name="T1">Alerte :</text:span> Déclenche une logique de sécurité ou un log prioritaire.</text:p>
          </table:table-cell>
          <table:table-cell table:style-name="Tableau2.E2" office:value-type="string">
            <text:p text:style-name="Table_20_Contents">Timeout, valeur invalide, arrêt d'urgence.</text:p>
          </table:table-cell>
        </table:table-row>
        <table:table-row>
          <table:table-cell table:style-name="Tableau2.A2" office:value-type="string">
            <text:p text:style-name="P2">A</text:p>
          </table:table-cell>
          <table:table-cell table:style-name="Tableau2.A2" office:value-type="string">
            <text:p text:style-name="P2">Application</text:p>
          </table:table-cell>
          <table:table-cell table:style-name="Tableau2.A2" office:value-type="string">
            <text:p text:style-name="Table_20_Contents">⚪ Faible</text:p>
          </table:table-cell>
          <table:table-cell table:style-name="Tableau2.A2" office:value-type="string">
            <text:p text:style-name="Table_20_Contents"><text:span text:style-name="T1">Logique :</text:span> Non traité par l'Arduino. Uniquement pour le SE/UI.</text:p>
          </table:table-cell>
          <table:table-cell table:style-name="Tableau2.E2" office:value-type="string">
            <text:p text:style-name="Table_20_Contents">Debug, logs applicatifs, alertes UI.</text:p>
          </table:table-cell>
        </table:table-row>
      </table:table>
      <text:p text:style-name="Text_20_body">Exporter vers Sheets</text:p>
      <text:h text:style-name="Heading_20_3" text:outline-level="3">2.2 Le cas particulier du mode Flux (F)</text:h>
      <text:p text:style-name="Text_20_body">Le mode <text:span text:style-name="T1">F</text:span> est crucial pour ne pas saturer les processeurs :</text:p>
      <text:list text:style-name="L1">
        <text:list-item>
          <text:p text:style-name="P4"><text:span text:style-name="T1">Pas de handshake :</text:span> L'émetteur envoie, le récepteur traite s'il peut.</text:p>
        </text:list-item>
        <text:list-item>
          <text:p text:style-name="P4"><text:span text:style-name="T1">Fréquence :</text:span> Utilisé pour le 20–100 messages/s.</text:p>
        </text:list-item>
        <text:list-item>
          <text:p text:style-name="P4"><text:span text:style-name="T1">Parsing allégé :</text:span> Node-RED ne répond jamais à un message de type <text:span text:style-name="Source_20_Text">F</text:span>.</text:p>
        </text:list-item>
      </text:list>
      <text:p text:style-name="Horizontal_20_Line"/>
      <text:h text:style-name="Heading_20_2" text:outline-level="2">RÈGLES DE GESTION ET CONTRAINTES</text:h>
      <text:h text:style-name="Heading_20_3" text:outline-level="3">3.1 Gestion des Instances (INST)</text:h>
      <text:p text:style-name="Text_20_body">L'adressage permet une grande flexibilité sans multiplier les noms de variables :</text:p>
      <text:list text:style-name="L2">
        <text:list-item>
          <text:p text:style-name="P5"><text:span text:style-name="Source_20_Text">*</text:span> : S'applique à <text:span text:style-name="T1">toutes</text:span> les instances du module.</text:p>
        </text:list-item>
        <text:list-item>
          <text:p text:style-name="P5"><text:span text:style-name="Source_20_Text">n</text:span> (ex: <text:span text:style-name="Source_20_Text">0</text:span>, <text:span text:style-name="Source_20_Text">1</text:span>) : Instance unique.</text:p>
        </text:list-item>
        <text:list-item>
          <text:p text:style-name="P5"><text:span text:style-name="Source_20_Text">[a,b]</text:span> : Plage d'instances (ex: capteurs 1 à 3).</text:p>
        </text:list-item>
        <text:list-item>
          <text:p text:style-name="P5"><text:span text:style-name="Source_20_Text">L / R / Front / Rear</text:span> : Alias symboliques pour la navigation.</text:p>
        </text:list-item>
      </text:list>
      <text:h text:style-name="Heading_20_3" text:outline-level="3">3.2 Nature des Propriétés : "Event" vs "Prop"</text:h>
      <text:p text:style-name="Text_20_body">Une propriété dont la nature est définie comme <text:span text:style-name="T1">"Event"</text:span> dans les tables système est traitée comme une commande de fonction :</text:p>
      <text:list text:style-name="L3">
        <text:list-item>
          <text:p text:style-name="P6"><text:span text:style-name="T2">Exemples :</text:span> <text:span text:style-name="Source_20_Text">reset</text:span>, <text:span text:style-name="Source_20_Text">calib</text:span>, <text:span text:style-name="Source_20_Text">clear</text:span>.</text:p>
        </text:list-item>
        <text:list-item>
          <text:p text:style-name="P6"><text:span text:style-name="T2">Particularité :</text:span> Elles ne sont pas persistantes mais déclenchent une action ponctuelle.</text:p>
        </text:list-item>
      </text:list>
      <text:h text:style-name="Heading_20_3" text:outline-level="3">3.3 Contraintes Techniques (Arduino &amp; SE)</text:h>
      <text:list text:style-name="L4">
        <text:list-item>
          <text:p text:style-name="P7"><text:span text:style-name="T1">Taille maximale :</text:span> Les messages doivent rester <text:span text:style-name="Source_20_Text">&lt; 100</text:span> caractères (limite <text:span text:style-name="Source_20_Text">VPIV_MAX_MSG_LEN</text:span>).</text:p>
        </text:list-item>
        <text:list-item>
          <text:p text:style-name="P7"><text:span text:style-name="T1">Format des valeurs :</text:span> * Préférer les <text:span text:style-name="T1">entiers</text:span> aux flottants (poids CPU).</text:p>
          <text:list>
            <text:list-item>
              <text:p text:style-name="P7"><text:span text:style-name="T1">JSON compact</text:span> autorisé entre <text:span text:style-name="Source_20_Text">{}</text:span> pour les structures complexes.</text:p>
            </text:list-item>
            <text:list-item>
              <text:p text:style-name="P7">Pas de retours à la ligne (<text:span text:style-name="Source_20_Text">\n</text:span>) à l'intérieur d'une trame.</text:p>
            </text:list-item>
          </text:list>
        </text:list-item>
        <text:list-item>
          <text:p text:style-name="P7"><text:soft-page-break/><text:span text:style-name="T1">Parsing :</text:span> Assuré par <text:span text:style-name="Source_20_Text">vpiv_utils</text:span> côté Arduino et via Regex/Split côté Tasker/Node-RED.</text:p>
        </text:list-item>
      </text:list>
      <text:p text:style-name="Quotations"><text:span text:style-name="T1">Note de conception :</text:span> Si un module sature la bande passante, il doit être basculé de la catégorie <text:span text:style-name="Source_20_Text">V</text:span> (commande) à la catégorie <text:span text:style-name="Source_20_Text">F</text:span> (flux) pour libérer les ressources de traitement de la logique méti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04:11:06.724892300</meta:creation-date>
    <dc:date>2026-04-18T04:15:52.821674400</dc:date>
    <meta:editing-duration>PT4M45S</meta:editing-duration>
    <meta:editing-cycles>2</meta:editing-cycles>
    <meta:generator>LibreOffice/26.2.0.3$Windows_X86_64 LibreOffice_project/620$Build-3</meta:generator>
    <meta:document-statistic meta:table-count="2" meta:image-count="0" meta:object-count="0" meta:page-count="3" meta:paragraph-count="99" meta:word-count="582" meta:character-count="3474" meta:non-whitespace-character-count="3006"/>
  </office:meta>
</office:document-meta>
</file>